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6de" officeooo:paragraph-rsid="00022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movements </text:p>
      <text:p text:style-name="P1"/>
      <text:p text:style-name="P1">-assume any small move can be performed if its regular move counterpart can be done</text:p>
      <text:p text:style-name="P1">- slice moves: M only one for now, when LH is in 0</text:p>
      <text:p text:style-name="P1">-rotations: ignore penalty if beginning or end of mo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 Baylon</meta:initial-creator>
    <meta:creation-date>2016-01-15T19:35:07.784097515</meta:creation-date>
    <dc:date>2016-01-15T19:40:23.723297891</dc:date>
    <dc:creator>Nat Baylon</dc:creator>
    <meta:editing-duration>PT5M16S</meta:editing-duration>
    <meta:editing-cycles>1</meta:editing-cycles>
    <meta:document-statistic meta:table-count="0" meta:image-count="0" meta:object-count="0" meta:page-count="1" meta:paragraph-count="4" meta:word-count="40" meta:character-count="207" meta:non-whitespace-character-count="169"/>
    <meta:generator>LibreOffice/5.0.3.2$Linux_X86_64 LibreOffice_project/00m0$Build-2</meta:generator>
  </office:meta>
</office:document-meta>
</file>